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officeooo:paragraph-rsid="002642e4"/>
    </style:style>
    <style:style style:name="P3" style:family="paragraph" style:parent-style-name="Picture">
      <style:text-properties fo:language="en" fo:country="US"/>
    </style:style>
    <style:style style:name="P4" style:family="paragraph" style:parent-style-name="Text_20_body">
      <style:text-properties officeooo:paragraph-rsid="001f853b"/>
    </style:style>
    <style:style style:name="P5" style:family="paragraph" style:parent-style-name="Standard">
      <style:text-properties fo:language="en" fo:country="US" officeooo:paragraph-rsid="0028a9b8"/>
    </style:style>
    <style:style style:name="P6" style:family="paragraph" style:parent-style-name="Table_20_Contents">
      <style:text-properties fo:color="#464453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1">
      <style:paragraph-properties fo:break-before="page"/>
      <style:text-properties fo:language="en" fo:country="US"/>
    </style:style>
    <style:style style:name="P10" style:family="paragraph" style:parent-style-name="Text_20_body">
      <style:text-properties fo:language="en" fo:country="US" officeooo:paragraph-rsid="0028a9b8"/>
    </style:style>
    <style:style style:name="T1" style:family="text">
      <style:text-properties text:display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e73e"/>
    </style:style>
    <style:style style:name="T4" style:family="text">
      <style:text-properties fo:language="en" fo:country="US" officeooo:rsid="00134e72"/>
    </style:style>
    <style:style style:name="T5" style:family="text">
      <style:text-properties fo:language="en" fo:country="US" officeooo:rsid="004275d3"/>
    </style:style>
    <style:style style:name="T6" style:family="text">
      <style:text-properties fo:language="en" fo:country="US" officeooo:rsid="001917a2"/>
    </style:style>
    <style:style style:name="T7" style:family="text">
      <style:text-properties fo:language="en" fo:country="US" officeooo:rsid="001dbcdc"/>
    </style:style>
    <style:style style:name="T8" style:family="text">
      <style:text-properties fo:language="en" fo:country="US" officeooo:rsid="001f853b"/>
    </style:style>
    <style:style style:name="T9" style:family="text">
      <style:text-properties fo:language="en" fo:country="US" officeooo:rsid="00224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9" text:outline-level="1">Maps of level 6 - Cal</text:h>
      <text:p text:style-name="P10">There were white out conditions in the town; subsequently, the roads were impassable.</text:p>
      <text:p text:style-name="P5">The shooter says goodbye to his love.</text:p>
      <text:p text:style-name="P5">We have a lot of rain in June.</text:p>
      <text:p text:style-name="P5">He told us a very exciting adventure story.</text:p>
      <text:p text:style-name="P5">Mary plays the piano.</text:p>
      <text:p text:style-name="P5">I really want to go to work, but I am too sick to drive.</text:p>
      <text:p text:style-name="P5">Two seats were vacant.</text:p>
      <text:p text:style-name="P5">She borrowed the book from him many years ago and hasn't yet returned it.</text:p>
      <text:p text:style-name="P5">I'd rather be a bird than a fish.</text:p>
      <text:p text:style-name="P5">If Purple People Eaters are real… where do they find purple people to eat?</text:p>
      <text:p text:style-name="P5">This is the last random sentence I will be writing and I am going to stop mid-sent</text:p>
      <text:p text:style-name="P5">The body may perhaps compensates for the loss of a true metaphysics.</text:p>
      <text:p text:style-name="P5">I want more detailed information.</text:p>
      <text:p text:style-name="P5">How was the math test?</text:p>
      <text:p text:style-name="P5">Wow, does that work?</text:p>
      <text:p text:style-name="P5">Someone I know recently combined Maple Syrup &amp; buttered Popcorn thinking it would taste like caramel popcorn. It didn’t and they don’t recommend anyone else do it either.</text:p>
      <text:p text:style-name="P5">My Mum tries to be cool by saying that she likes all the same things that I do.</text:p>
      <text:p text:style-name="P5">If I don’t like something, I’ll stay away from it.</text:p>
      <text:p text:style-name="P5">Italy is my favorite country; in fact, I plan to spend two weeks there next year.</text:p>
      <text:p text:style-name="P5">Should we start class now, or should we wait for everyone to get here?</text:p>
      <text:p text:style-name="P5">A song can make or ruin a person’s day if they let it get to them.</text:p>
      <text:p text:style-name="P5">He said he was not there yesterday; however, many people saw him there.</text:p>
      <text:p text:style-name="P5">Last Friday in three week’s time I saw a spotted striped blue worm shake hands with a legless lizard.</text:p>
      <text:p text:style-name="P5">It was getting dark, and we weren’t there yet.</text:p>
      <text:p text:style-name="P5">Abstraction is often one floor above you.</text:p>
      <text:p text:style-name="P5">They got there early, and they got really good se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1-28T15:17:45.756000000</dc:date>
    <meta:editing-duration>PT14M16S</meta:editing-duration>
    <meta:editing-cycles>14</meta:editing-cycles>
    <meta:generator>LibreOffice/6.1.2.1$Windows_X86_64 LibreOffice_project/65905a128db06ba48db947242809d14d3f9a93fe</meta:generator>
    <dc:creator>Michele Maione</dc:creator>
    <meta:document-statistic meta:table-count="1" meta:image-count="0" meta:object-count="0" meta:page-count="1" meta:paragraph-count="29" meta:word-count="307" meta:character-count="1560" meta:non-whitespace-character-count="1283"/>
    <meta:template xlink:type="simple" xlink:actuate="onRequest" xlink:title="" xlink:href="../MasterGameDesignDocument.odm" meta:date="2018-11-28T15:15:35.621000000"/>
  </office:meta>
</office:document-meta>
</file>